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ntionsTests.empt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ventionsTests.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ventionsTests.getMethodForReturnType( Class &lt; ? &gt;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Bean.handleToSi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Bean.handle( TestObject to , List &lt; TestObject &gt; toList , Set &lt; TestObject &gt; toSet , Mono &lt; TestObject &gt; toMono , Flux &lt; TestObject &gt; toFlux , Single &lt; TestObject &gt; toSingle , Observable &lt; TestObject &gt; toObserv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ventionsTests.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ventionsTests.simpl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Bean.handleTo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Bean.handleTo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ventionsTests.getQualifiedAttribu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ventionsTests.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Bean.handleTo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Bean.handleToObserv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ventionsTests.reactiv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ventionsTests.reactiveRetur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Bean.handl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ventionsTests.getMethodParameter( Class &lt; ? &gt; parameter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Bean.handleTo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ventionsTests.attributeNameTo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